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32cm" draw:marker-end-width="0.32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72cm" fo:min-width="0.47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="solid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Dashed_20__28_var_29_" svg:stroke-width="0.05cm" svg:stroke-color="#00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cm" svg:stroke-color="#000000" draw:marker-start-width="0.26cm" draw:marker-end-width="0.26cm" draw:fill="none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0000" draw:marker-start-width="0.32cm" draw:marker-end-width="0.32cm" draw:fill="none" draw:textarea-horizontal-align="center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8.382cm" svg:height="6.909cm" svg:x="1.14cm" svg:y="0.6cm" svg:viewBox="0 0 8383 6910" svg:d="M5045 4603c331-99 663-88 889-107 47-4 95-6 144-6 110 0 227 11 345 41 117 29 235 77 347 150 112 74 218 172 311 303s173 294 234 497c35 116 52 224 52 322 0 85-12 163-36 235s-59 139-105 201c-45 62-102 118-168 170s-142 99-228 141c-170 86-376 154-614 210-238 55-507 97-801 130-118 13-229 20-332 20-190 0-354-22-493-62-141-40-256-98-348-172-44-35-82-74-115-115-20 13-42 26-63 39-500 300-1502 30-2400-700s-1578-1651-1642-2471-76-2032 1322-2867c1400-834 2724-551 3850-340 1129 282 3427 1109 3170 2878-288 863-700 1400-1500 1200s-1400-700-1700-500c-194 129-138 424-127 805 3 0 5-1 8-2z">
          <text:p/>
        </draw:path>
        <draw:g>
          <draw:custom-shape draw:style-name="gr2" draw:text-style-name="P2" draw:layer="layout" svg:width="1.4cm" svg:height="1.4cm" svg:x="2.304cm" svg:y="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955cm" svg:y="0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.4cm" svg:height="1.4cm" svg:x="7.75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8.409cm" svg:y="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.4cm" svg:height="1.4cm" svg:x="4.904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555cm" svg:y="5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" draw:text-style-name="P2" draw:layer="layout" svg:width="7.023cm" svg:height="5.316cm" svg:x="1.788cm" svg:y="1.3cm" svg:viewBox="0 0 7024 5317" svg:d="M1153 446c1171-662 2278-437 3219-270 944 224 2944 924 2615 2229s-1334-294-2617 6c-1283 299-254 1889-1109 2722s-3132-1378-3213-2412c-132-821-64-1612 1105-2275z">
          <text:p/>
        </draw:path>
        <draw:path draw:style-name="gr4" draw:text-style-name="P2" draw:layer="layout" svg:width="2.057cm" svg:height="1.217cm" svg:x="5.746cm" svg:y="5.672cm" svg:viewBox="0 0 2058 1218" svg:d="M112 445c274-464 805-422 1080-442 275-19 670 41 834 496s-330 633-1151 709c-822 76-1036-300-763-763z">
          <text:p/>
        </draw:path>
        <draw:g>
          <draw:custom-shape draw:style-name="gr2" draw:text-style-name="P2" draw:layer="layout" svg:width="1.4cm" svg:height="1.4cm" svg:x="2.004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cm" svg:height="0.1cm" svg:x="2.655cm" svg:y="6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6" draw:text-style-name="P2" draw:layer="layout" svg:width="8.382cm" svg:height="6.909cm" svg:x="1.141cm" svg:y="0.601cm" svg:viewBox="0 0 8383 6910" svg:d="M5045 4603c331-99 663-88 889-107 47-4 95-6 144-6 110 0 227 11 345 41 117 29 235 77 347 150 112 74 218 172 311 303s173 294 234 497c35 116 52 224 52 322 0 85-12 163-36 235s-59 139-105 201c-45 62-102 118-168 170s-142 99-228 141c-170 86-376 154-614 210-238 55-507 97-801 130-118 13-229 20-332 20-190 0-354-22-493-62-141-40-256-98-348-172-44-35-82-74-115-115-20 13-42 26-63 39-500 300-1502 30-2400-700s-1578-1651-1642-2471-76-2032 1322-2867c1400-834 2724-551 3850-340 1129 282 3427 1109 3170 2878-288 863-700 1400-1500 1200s-1400-700-1700-500c-194 129-138 424-127 805 3 0 5-1 8-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28:33.975000000</meta:creation-date>
    <meta:generator>LibreOffice/5.1.5.2$Windows_x86 LibreOffice_project/7a864d8825610a8c07cfc3bc01dd4fce6a9447e5</meta:generator>
    <dc:date>2019-07-16T13:40:01.606000000</dc:date>
    <meta:editing-duration>PT56M7S</meta:editing-duration>
    <meta:editing-cycles>9</meta:editing-cycles>
    <meta:document-statistic meta:object-count="16"/>
  </office:meta>
</office:document-meta>
</file>